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officeooo:paragraph-rsid="00861ac2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5d5581" fo:background-color="transparent" style:font-size-asian="18pt" style:font-name-complex="Awami Nastaliq OT" style:font-size-complex="18pt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officeooo:paragraph-rsid="0059c239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5a7dfa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1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30f42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7f172f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657ae8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style:font-name="Awami Nastaliq" fo:font-size="18pt" officeooo:rsid="004834dc" fo:background-color="transparent" loext:char-shading-value="0" style:font-size-asian="18pt" style:font-name-complex="Awami Nastaliq OT" style:font-size-complex="18pt"/>
    </style:style>
    <style:style style:name="T2" style:family="text">
      <style:text-properties fo:font-family="Arial" style:font-family-generic="roman" style:font-pitch="variable" style:font-name-complex="Awami Nastaliq OT" style:font-size-complex="18pt" style:language-complex="ur" style:country-complex="PK"/>
    </style:style>
    <style:style style:name="T3" style:family="text">
      <style:text-properties fo:color="#800080" loext:opacity="100%" fo:font-family="Arial" style:font-family-generic="roman" style:font-pitch="variable" style:font-name-complex="Awami Nastaliq OT" style:font-size-complex="18pt" style:language-complex="ur" style:country-complex="PK"/>
    </style:style>
    <style:style style:name="T4" style:family="text">
      <style:text-properties fo:color="#800080" loext:opacity="100%" fo:font-family="Arial" style:font-family-generic="roman" style:font-pitch="variable" officeooo:rsid="004f90ec" style:font-name-complex="Awami Nastaliq OT" style:font-size-complex="18pt" style:language-complex="ur" style:country-complex="PK"/>
    </style:style>
    <style:style style:name="T5" style:family="text">
      <style:text-properties fo:color="#ff0000" loext:opacity="100%" fo:font-family="Arial" style:font-family-generic="roman" style:font-pitch="variable" fo:font-size="15pt" officeooo:rsid="0068c17c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6" style:family="text">
      <style:text-properties fo:color="#ff0000" loext:opacity="100%" fo:font-family="Arial" style:font-family-generic="roman" style:font-pitch="variable" fo:font-size="15pt" officeooo:rsid="007c82e5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7" style:family="text">
      <style:text-properties fo:color="#ff0000" loext:opacity="100%" fo:font-family="Arial" style:font-family-generic="roman" style:font-pitch="variable" fo:font-size="15pt" officeooo:rsid="0083ec62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8" style:family="text">
      <style:text-properties officeooo:rsid="0004784c"/>
    </style:style>
    <style:style style:name="T9" style:family="text">
      <style:text-properties fo:color="#158466" loext:opacity="100%"/>
    </style:style>
    <style:style style:name="T10" style:family="text">
      <style:text-properties style:language-complex="fa" style:country-complex="IR"/>
    </style:style>
    <style:style style:name="T11" style:family="text">
      <style:text-properties fo:color="#158466" loext:opacity="100%" style:language-complex="ar" style:country-complex="BH"/>
    </style:style>
    <style:style style:name="T12" style:family="text">
      <style:text-properties fo:color="#158466" loext:opacity="100%" officeooo:rsid="00066981" style:language-complex="ar" style:country-complex="BH"/>
    </style:style>
    <style:style style:name="T13" style:family="text">
      <style:text-properties fo:color="#158466" loext:opacity="100%" officeooo:rsid="0005106a" style:language-complex="ar" style:country-complex="BH"/>
    </style:style>
    <style:style style:name="T14" style:family="text">
      <style:text-properties style:use-window-font-color="true" loext:opacity="0%" style:language-complex="ar" style:country-complex="BH"/>
    </style:style>
    <style:style style:name="T15" style:family="text">
      <style:text-properties fo:color="#158466" loext:opacity="100%" officeooo:rsid="00310026" style:language-complex="fa" style:country-complex="IR"/>
    </style:style>
    <style:style style:name="T16" style:family="text">
      <style:text-properties style:use-window-font-color="true" loext:opacity="0%" officeooo:rsid="00310026" style:language-complex="fa" style:country-complex="IR"/>
    </style:style>
    <style:style style:name="T17" style:family="text">
      <style:text-properties fo:color="#800080" loext:opacity="100%" officeooo:rsid="00310026" style:language-complex="fa" style:country-complex="IR"/>
    </style:style>
    <style:style style:name="T18" style:family="text">
      <style:text-properties style:use-window-font-color="true" loext:opacity="0%" style:font-name="Awami Nastaliq OT" officeooo:rsid="003d70fd" style:font-family-asian="Scheherazade" style:font-pitch-asian="variable" style:language-complex="fa" style:country-complex="IR"/>
    </style:style>
    <style:style style:name="T19" style:family="text">
      <style:text-properties style:use-window-font-color="true" loext:opacity="0%" style:font-name="Awami Nastaliq OT" officeooo:rsid="00469b48" style:font-family-asian="Scheherazade" style:font-pitch-asian="variable" style:language-complex="fa" style:country-complex="IR"/>
    </style:style>
    <style:style style:name="T20" style:family="text">
      <style:text-properties fo:color="#158466" loext:opacity="100%" style:font-name="Awami Nastaliq OT" officeooo:rsid="005668b2" style:font-family-asian="Scheherazade" style:font-pitch-asian="variable" style:language-complex="fa" style:country-complex="IR"/>
    </style:style>
    <style:style style:name="T21" style:family="text">
      <style:text-properties style:use-window-font-color="true" loext:opacity="0%" style:font-name="Awami Nastaliq OT" officeooo:rsid="005668b2" style:font-family-asian="Scheherazade" style:font-pitch-asian="variable" style:language-complex="fa" style:country-complex="IR"/>
    </style:style>
    <style:style style:name="T22" style:family="text">
      <style:text-properties style:use-window-font-color="true" loext:opacity="0%" style:font-name="Awami Nastaliq OT" officeooo:rsid="005d5581" style:font-family-asian="Scheherazade" style:font-pitch-asian="variable" style:language-complex="fa" style:country-complex="IR"/>
    </style:style>
    <style:style style:name="T23" style:family="text">
      <style:text-properties style:use-window-font-color="true" loext:opacity="0%" style:language-complex="fa" style:country-complex="IR"/>
    </style:style>
    <style:style style:name="T24" style:family="text">
      <style:text-properties fo:color="#158466" loext:opacity="100%" style:language-complex="fa" style:country-complex="IR"/>
    </style:style>
    <style:style style:name="T25" style:family="text">
      <style:text-properties fo:color="#158466" loext:opacity="100%" style:font-name="Awami Nastaliq OT" style:language-complex="ar" style:country-complex="BH"/>
    </style:style>
    <style:style style:name="T26" style:family="text">
      <style:text-properties fo:color="#158466" loext:opacity="100%" style:font-name="Awami Nastaliq OT" officeooo:rsid="000b5287" style:language-complex="ar" style:country-complex="BH"/>
    </style:style>
    <style:style style:name="T27" style:family="text">
      <style:text-properties style:use-window-font-color="true" loext:opacity="0%" style:font-name="Awami Nastaliq OT" style:language-complex="ar" style:country-complex="BH"/>
    </style:style>
    <style:style style:name="T28" style:family="text">
      <style:text-properties fo:color="#158466" loext:opacity="100%" officeooo:rsid="0007a71e" style:language-complex="ar" style:country-complex="BH"/>
    </style:style>
    <style:style style:name="T29" style:family="text">
      <style:text-properties fo:color="#158466" loext:opacity="100%" officeooo:rsid="000eff8e" style:language-complex="fa" style:country-complex="IR"/>
    </style:style>
    <style:style style:name="T30" style:family="text">
      <style:text-properties fo:color="#158466" loext:opacity="100%" style:font-name="Awami Nastaliq OT" style:language-complex="fa" style:country-complex="IR"/>
    </style:style>
    <style:style style:name="T31" style:family="text">
      <style:text-properties style:use-window-font-color="true" loext:opacity="0%" style:font-name="Awami Nastaliq OT" style:language-complex="fa" style:country-complex="IR"/>
    </style:style>
    <style:style style:name="T32" style:family="text">
      <style:text-properties fo:color="#158466" loext:opacity="100%" style:font-name="Awami Nastaliq OT" officeooo:rsid="003d70fd" style:font-family-asian="Scheherazade" style:font-pitch-asian="variable" style:language-complex="fa" style:country-complex="IR"/>
    </style:style>
    <style:style style:name="T33" style:family="text">
      <style:text-properties fo:color="#158466" loext:opacity="100%" style:font-name="Awami Nastaliq OT" officeooo:rsid="00469b48" style:font-family-asian="Scheherazade" style:font-pitch-asian="variable" style:language-complex="fa" style:country-complex="IR"/>
    </style:style>
    <style:style style:name="T34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35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36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37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38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39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40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41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2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3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44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45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46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47" style:family="text">
      <style:text-properties fo:color="#158466" loext:opacity="100%" fo:font-family="Arial" style:font-family-generic="roman" style:font-pitch="variable" fo:font-size="18pt" officeooo:rsid="00515948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48" style:family="text">
      <style:text-properties fo:color="#158466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49" style:family="text">
      <style:text-properties style:use-window-font-color="true" loext:opacity="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0" style:family="text">
      <style:text-properties style:use-window-font-color="true" loext:opacity="0%" style:font-name="Awami Nastaliq" fo:font-size="18pt" officeooo:rsid="00169ef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1" style:family="text">
      <style:text-properties fo:color="#158466" loext:opacity="100%" style:font-name="Awami Nastaliq" fo:font-size="18pt" officeooo:rsid="0053128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2" style:family="text">
      <style:text-properties fo:color="#158466" loext:opacity="100%" fo:font-family="Arial" style:font-family-generic="roman" style:font-pitch="variable" fo:font-size="18pt" officeooo:rsid="005461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3" style:family="text">
      <style:text-properties fo:color="#158466" loext:opacity="100%" style:font-name="Awami Nastaliq OT" fo:font-size="18pt" officeooo:rsid="0056399a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4" style:family="text">
      <style:text-properties fo:color="#158466" loext:opacity="10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5" style:family="text">
      <style:text-properties style:use-window-font-color="true" loext:opacity="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6" style:family="text">
      <style:text-properties fo:color="#158466" loext:opacity="100%" fo:font-family="Arial" style:font-family-generic="roman" style:font-pitch="variable" fo:font-size="18pt" officeooo:rsid="0059c239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7" style:family="text">
      <style:text-properties fo:color="#80008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8" style:family="text">
      <style:text-properties fo:color="#800080" loext:opacity="100%" fo:font-family="Arial" style:font-family-generic="roman" style:font-pitch="variable" fo:font-size="18pt" officeooo:rsid="00598a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9" style:family="text">
      <style:text-properties officeooo:rsid="001a14fc"/>
    </style:style>
    <style:style style:name="T60" style:family="text">
      <style:text-properties fo:color="#ff0000" loext:opacity="100%"/>
    </style:style>
    <style:style style:name="T61" style:family="text">
      <style:text-properties fo:color="#158466" loext:opacity="100%" officeooo:rsid="001a14fc"/>
    </style:style>
    <style:style style:name="T62" style:family="text">
      <style:text-properties fo:color="#158466" loext:opacity="100%" officeooo:rsid="001eaeee"/>
    </style:style>
    <style:style style:name="T63" style:family="text">
      <style:text-properties fo:color="#800080" loext:opacity="100%" officeooo:rsid="0022880b"/>
    </style:style>
    <style:style style:name="T64" style:family="text">
      <style:text-properties fo:color="#800080" loext:opacity="100%" officeooo:rsid="0021bacd"/>
    </style:style>
    <style:style style:name="T65" style:family="text">
      <style:text-properties officeooo:rsid="0021bacd"/>
    </style:style>
    <style:style style:name="T66" style:family="text">
      <style:text-properties fo:color="#158466" loext:opacity="100%" officeooo:rsid="001a0cf7"/>
    </style:style>
    <style:style style:name="T67" style:family="text">
      <style:text-properties fo:color="#158466" loext:opacity="100%" officeooo:rsid="0023cf6a"/>
    </style:style>
    <style:style style:name="T68" style:family="text">
      <style:text-properties fo:color="#ff8000" loext:opacity="100%"/>
    </style:style>
    <style:style style:name="T69" style:family="text">
      <style:text-properties fo:color="#ff8000" loext:opacity="100%" style:font-name="Awami Nastaliq OT" officeooo:rsid="00432013" style:language-complex="fa" style:country-complex="IR"/>
    </style:style>
    <style:style style:name="T70" style:family="text">
      <style:text-properties fo:color="#ff8000" loext:opacity="100%" style:font-name="Awami Nastaliq OT" style:language-complex="fa" style:country-complex="IR"/>
    </style:style>
    <style:style style:name="T71" style:family="text">
      <style:text-properties fo:color="#ff8000" loext:opacity="100%" style:font-name="Awami Nastaliq OT" fo:font-size="11pt" style:font-size-asian="11pt" style:font-size-complex="11pt" style:language-complex="fa" style:country-complex="IR"/>
    </style:style>
    <style:style style:name="T72" style:family="text">
      <style:text-properties fo:color="#800080" loext:opacity="100%" officeooo:rsid="002ab0bf"/>
    </style:style>
    <style:style style:name="T73" style:family="text">
      <style:text-properties fo:color="#800080" loext:opacity="100%"/>
    </style:style>
    <style:style style:name="T74" style:family="text">
      <style:text-properties fo:color="#158466" loext:opacity="100%" officeooo:rsid="002ab0bf"/>
    </style:style>
    <style:style style:name="T75" style:family="text">
      <style:text-properties fo:color="#158466" loext:opacity="100%" officeooo:rsid="0029a3ad"/>
    </style:style>
    <style:style style:name="T76" style:family="text">
      <style:text-properties officeooo:rsid="0039651b"/>
    </style:style>
    <style:style style:name="T77" style:family="text">
      <style:text-properties fo:color="#158466" loext:opacity="100%" style:font-name="Awami Nastaliq OT" style:language-complex="ur" style:country-complex="PK"/>
    </style:style>
    <style:style style:name="T78" style:family="text">
      <style:text-properties style:font-name="Awami Nastaliq OT" style:language-complex="ur" style:country-complex="PK"/>
    </style:style>
    <style:style style:name="T79" style:family="text">
      <style:text-properties fo:color="#158466" loext:opacity="100%" style:font-name="Awami Nastaliq OT" officeooo:rsid="003c397b" style:language-complex="ur" style:country-complex="PK"/>
    </style:style>
    <style:style style:name="T80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1" style:family="text">
      <style:text-properties fo:color="#ff0000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2" style:family="text">
      <style:text-properties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3" style:family="text">
      <style:text-properties fo:font-family="Arial" style:font-family-generic="roman" style:font-pitch="variable" style:font-family-asian="Scheherazade" style:font-pitch-asian="variable" style:language-complex="fa" style:country-complex="IR"/>
    </style:style>
    <style:style style:name="T84" style:family="text">
      <style:text-properties fo:color="#158466" loext:opacity="100%" officeooo:rsid="003c397b"/>
    </style:style>
    <style:style style:name="T85" style:family="text">
      <style:text-properties fo:color="#158466" loext:opacity="100%" officeooo:rsid="003ee32b"/>
    </style:style>
    <style:style style:name="T86" style:family="text">
      <style:text-properties fo:color="#158466" loext:opacity="100%" officeooo:rsid="003f0bf6"/>
    </style:style>
    <style:style style:name="T87" style:family="text">
      <style:text-properties officeooo:rsid="0019a688"/>
    </style:style>
    <style:style style:name="T88" style:family="text">
      <style:text-properties fo:color="#158466" loext:opacity="100%" officeooo:rsid="0019a688"/>
    </style:style>
    <style:style style:name="T89" style:family="text">
      <style:text-properties fo:color="#158466" loext:opacity="100%" fo:font-family="Arial" style:font-family-generic="roman" style:font-pitch="variable" fo:font-size="15pt" officeooo:rsid="0068c17c" style:font-family-asian="Scheherazade" style:font-pitch-asian="variable" style:font-size-asian="15pt" style:font-size-complex="15pt" style:language-complex="ur" style:country-complex="PK"/>
    </style:style>
    <style:style style:name="T90" style:family="text">
      <style:text-properties fo:color="#158466" loext:opacity="100%" officeooo:rsid="00531286"/>
    </style:style>
    <style:style style:name="T91" style:family="text">
      <style:text-properties fo:color="#158466" loext:opacity="100%" fo:font-family="Arial" style:font-family-generic="roman" style:font-pitch="variable" officeooo:rsid="004d20bd" style:font-family-asian="Scheherazade" style:font-pitch-asian="variable"/>
    </style:style>
    <style:style style:name="T92" style:family="text">
      <style:text-properties fo:color="#158466" loext:opacity="100%" style:font-name="Awami Nastaliq OT" officeooo:rsid="00432013"/>
    </style:style>
    <style:style style:name="T93" style:family="text">
      <style:text-properties fo:color="#158466" loext:opacity="100%" style:font-name="Awami Nastaliq OT" officeooo:rsid="004a72bd"/>
    </style:style>
    <style:style style:name="T94" style:family="text">
      <style:text-properties style:use-window-font-color="true" loext:opacity="0%" style:font-name="Awami Nastaliq OT" officeooo:rsid="004a72bd"/>
    </style:style>
    <style:style style:name="T95" style:family="text">
      <style:text-properties style:font-name="Awami Nastaliq OT" officeooo:rsid="004a72bd"/>
    </style:style>
    <style:style style:name="T96" style:family="text">
      <style:text-properties style:font-name="Awami Nastaliq OT" officeooo:rsid="004a6e1f"/>
    </style:style>
    <style:style style:name="T97" style:family="text">
      <style:text-properties fo:color="#158466" loext:opacity="100%" style:font-name="Awami Nastaliq OT" officeooo:rsid="0044ae51"/>
    </style:style>
    <style:style style:name="T98" style:family="text">
      <style:text-properties style:use-window-font-color="true" loext:opacity="0%" style:font-name="Awami Nastaliq OT" officeooo:rsid="0044ae51"/>
    </style:style>
    <style:style style:name="T99" style:family="text">
      <style:text-properties style:font-name="Awami Nastaliq OT" officeooo:rsid="0044ae51"/>
    </style:style>
    <style:style style:name="T100" style:family="text">
      <style:text-properties fo:color="#158466" loext:opacity="100%" style:font-name="Awami Nastaliq OT" officeooo:rsid="004a6e1f"/>
    </style:style>
    <style:style style:name="T101" style:family="text">
      <style:text-properties fo:color="#158466" loext:opacity="100%" officeooo:rsid="00432013"/>
    </style:style>
    <style:style style:name="T102" style:family="text">
      <style:text-properties fo:color="#158466" loext:opacity="100%" officeooo:rsid="004a72bd"/>
    </style:style>
    <style:style style:name="T103" style:family="text">
      <style:text-properties fo:color="#158466" loext:opacity="100%" officeooo:rsid="004a6e1f"/>
    </style:style>
    <style:style style:name="T104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ur" style:country-complex="PK"/>
    </style:style>
    <style:style style:name="T105" style:family="text">
      <style:text-properties fo:font-family="Arial" style:font-family-generic="roman" style:font-pitch="variable" officeooo:rsid="006933a9" style:font-family-asian="Scheherazade" style:font-pitch-asian="variable" style:language-complex="ur" style:country-complex="PK"/>
    </style:style>
    <style:style style:name="T106" style:family="text">
      <style:text-properties style:font-family-asian="Scheherazade" style:font-pitch-asian="variabl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DO: <text:s text:c="2"/></text:span><text:span text:style-name="T2"><text:s text:c="3"/></text:span><text:span text:style-name="T3">قکھول</text:span><text:span text:style-name="T2"> <text:s/></text:span><text:span text:style-name="T4">قک</text:span><text:span text:style-name="T5"> <text:s text:c="2"/>جنرل <text:s text:c="2"/>شریک <text:s text:c="4"/>ونڄی <text:s/>لاپر <text:s text:c="2"/>ڄئے حقوق <text:s text:c="2"/>جائداد <text:s text:c="2"/>بچئو <text:s/>غلامی <text:s text:c="5"/>آئین <text:s text:c="3"/>فائدے <text:s/></text:span><text:span text:style-name="T6">فاتد <text:s text:c="3"/></text:span><text:span text:style-name="T5">آ</text:span><text:span text:style-name="T7">ن</text:span><text:span text:style-name="T5">ین آ</text:span><text:span text:style-name="T7">تیبق</text:span></text:p>
      <text:p text:style-name="P2"><text:span text:style-name="T8">beh+beh - </text:span><text:span text:style-name="T9">تنگما</text:span> <text:s/><text:span text:style-name="T10"><text:s text:c="2"/></text:span><text:span text:style-name="T11">تن</text:span><text:span text:style-name="T12">ِ</text:span><text:span text:style-name="T13">ل</text:span><text:span text:style-name="T11">ما</text:span><text:span text:style-name="T14"> <text:s text:c="2"/></text:span><text:span text:style-name="T15">تنین</text:span><text:span text:style-name="T16"> <text:s text:c="5"/></text:span><text:span text:style-name="T17">تن٘ین <text:s text:c="2"/></text:span><text:span text:style-name="T18">ا</text:span><text:span text:style-name="T19">ت</text:span><text:span text:style-name="T18">بر <text:s/></text:span><text:span text:style-name="T20">پپب</text:span><text:span text:style-name="T21"> <text:s text:c="2"/></text:span><text:span text:style-name="T20">ییب</text:span><text:span text:style-name="T21"> <text:s/>ببب <text:s/></text:span><text:span text:style-name="T22">ث</text:span><text:span text:style-name="T21">یب</text:span><text:span text:style-name="T23"><text:line-break/></text:span><text:span text:style-name="T24">رزِیپا <text:s/></text:span><text:span text:style-name="T25">پیکھہ </text:span><text:span text:style-name="T26">بی</text:span><text:span text:style-name="T25">کھہ</text:span><text:span text:style-name="T27"> <text:s/></text:span><text:span text:style-name="T24">بین</text:span><text:span text:style-name="T23"> <text:s/></text:span><text:span text:style-name="T11">بیُو</text:span><text:span text:style-name="T14"> </text:span><text:span text:style-name="T28">پی</text:span><text:span text:style-name="T11">گما</text:span><text:span text:style-name="T14"> </text:span><text:span text:style-name="T24">خپیر</text:span><text:span text:style-name="T23"> <text:s text:c="3"/></text:span><text:span text:style-name="T29">ر</text:span><text:span text:style-name="T28">پی</text:span><text:span text:style-name="T11">گم</text:span><text:span text:style-name="T14"> <text:s text:c="4"/></text:span><text:span text:style-name="T24">اپیُو <text:s/></text:span><text:span text:style-name="T30">پینجی </text:span><text:span text:style-name="T31"><text:s text:c="2"/></text:span><text:span text:style-name="T32">ایبر</text:span><text:span text:style-name="T18"> <text:s text:c="2"/></text:span><text:span text:style-name="T32">اپبر</text:span><text:span text:style-name="T18"> <text:s/></text:span><text:span text:style-name="T32">وپبر</text:span><text:span text:style-name="T18"> <text:s/></text:span><text:span text:style-name="T33">اپیز</text:span><text:span text:style-name="T19"> <text:s text:c="3"/></text:span></text:p>
      <text:p text:style-name="P3"><text:span text:style-name="T34">S+K – </text:span><text:span text:style-name="T35">ا</text:span><text:span text:style-name="T36">بین</text:span><text:span text:style-name="T37"> <text:s text:c="2"/></text:span><text:span text:style-name="T38">ا</text:span><text:span text:style-name="T39">پی</text:span><text:span text:style-name="T40">گ</text:span><text:span text:style-name="T41">ج</text:span><text:span text:style-name="T42"> <text:s text:c="2"/></text:span><text:span text:style-name="T43">ان</text:span><text:span text:style-name="T44">ی</text:span><text:span text:style-name="T45">گ</text:span><text:span text:style-name="T42">ج <text:s/></text:span><text:span text:style-name="T46">ا</text:span><text:span text:style-name="T47">ی</text:span><text:span text:style-name="T48">پتسمہ</text:span><text:span text:style-name="T49"> <text:s/></text:span><text:span text:style-name="T50"><text:s/></text:span><text:span text:style-name="T51">ا</text:span><text:span text:style-name="T52">ب</text:span><text:span text:style-name="T48">پتسمہ</text:span><text:span text:style-name="T49"> <text:s/></text:span><text:span text:style-name="T53">ا</text:span><text:span text:style-name="T54">پبش</text:span><text:span text:style-name="T55"> <text:s text:c="2"/></text:span><text:span text:style-name="T56">بِپہُو</text:span><text:span text:style-name="T55"> </text:span><text:span text:style-name="T57">اَ</text:span><text:span text:style-name="T58">پپ</text:span><text:span text:style-name="T57">ہُو</text:span></text:p>
      <text:p text:style-name="P4">beh <text:span text:style-name="T59">+beh</text:span>+ jeem - <text:span text:style-name="T60"><text:s/></text:span><text:span text:style-name="T9">بپج ییج </text:span><text:span text:style-name="T61"><text:s/>بیڄ</text:span><text:span text:style-name="T9"> <text:s/></text:span><text:span text:style-name="T62">پی</text:span><text:span text:style-name="T61">ڇ <text:s/></text:span><text:span text:style-name="T62">یپ</text:span><text:span text:style-name="T61">چ</text:span> <text:s/><text:span text:style-name="T63">پپ</text:span><text:span text:style-name="T64">ݮ</text:span> <text:s text:c="6"/><text:span text:style-name="T59">ج ڃ</text:span> <text:span text:style-name="T59">ڄ</text:span> <text:span text:style-name="T59">چ ڇ </text:span><text:span text:style-name="T65">ݮ</text:span></text:p>
      <text:p text:style-name="P5">S+K - <text:span text:style-name="T66">ابپج <text:s text:c="2"/></text:span><text:span text:style-name="T67">ا</text:span><text:span text:style-name="T66">ییج </text:span></text:p>
      <text:p text:style-name="P6">beh +feh + jeem – <text:span text:style-name="T68">پ</text:span><text:span text:style-name="T69">ڥ</text:span><text:span text:style-name="T70">ج </text:span><text:span text:style-name="T71">(low priority)</text:span></text:p>
      <text:p text:style-name="P7">beh+jeem+jeem – <text:span text:style-name="T72">ا</text:span><text:span text:style-name="T73">یڇج</text:span> <text:s text:c="4"/><text:span text:style-name="T74">ا</text:span><text:span text:style-name="T9">یڃج</text:span> <text:s text:c="3"/><text:span text:style-name="T74">ا</text:span><text:span text:style-name="T75">م</text:span><text:span text:style-name="T9">جڇ</text:span> <text:s text:c="3"/><text:span text:style-name="T74">ا</text:span><text:span text:style-name="T75">پ</text:span><text:span text:style-name="T9">چڇ</text:span> </text:p>
      <text:p text:style-name="P8">beh+<text:span text:style-name="T76">kaf</text:span>+<text:span text:style-name="T76">heh-do</text:span> – <text:s text:c="2"/><text:span text:style-name="T77">دیکھہ</text:span><text:span text:style-name="T78"> <text:s text:c="2"/></text:span><text:span text:style-name="T77">دی</text:span><text:span text:style-name="T79">ل</text:span><text:span text:style-name="T77">ھہ</text:span></text:p>
      <text:p text:style-name="P9">beh+lam - <text:s/><text:span text:style-name="T80">ایل</text:span><text:span text:style-name="T81"> <text:s text:c="2"/></text:span><text:span text:style-name="T82">ا</text:span><text:span text:style-name="T83">م</text:span><text:span text:style-name="T82">یل</text:span></text:p>
      <text:p text:style-name="P10">beh + heh-goal – <text:span text:style-name="T84">ا</text:span><text:span text:style-name="T9">یہ</text:span><text:span text:style-name="T85">ل <text:s/></text:span><text:span text:style-name="T86">ابہی</text:span><text:span text:style-name="T85">ل</text:span></text:p>
      <text:p text:style-name="P11"><text:soft-page-break/>jeem + qaf - <text:span text:style-name="T87"><text:s/></text:span><text:span text:style-name="T88">جق</text:span><text:span text:style-name="T87"> <text:s text:c="4"/></text:span></text:p>
      <text:p text:style-name="P12">jeem + beh - <text:s/><text:span text:style-name="T89">جنرل <text:s text:c="2"/>ختم</text:span></text:p>
      <text:p text:style-name="P13">feh – <text:s/><text:span text:style-name="T88">فنفی <text:s/>ف</text:span><text:span text:style-name="T90">ث</text:span><text:span text:style-name="T88">فی <text:s/></text:span><text:span text:style-name="T91"><text:s/>فتا </text:span></text:p>
      <text:p text:style-name="P14"><text:span text:style-name="T92">ا</text:span><text:span text:style-name="T93">ڥھ</text:span><text:span text:style-name="T94"> <text:s/></text:span><text:span text:style-name="T92">ا</text:span><text:span text:style-name="T93">ڥھم</text:span><text:span text:style-name="T95"> </text:span><text:span text:style-name="T96"><text:s text:c="3"/></text:span><text:span text:style-name="T92">اڥ</text:span><text:span text:style-name="T97">حل</text:span><text:span text:style-name="T98"> </text:span><text:span text:style-name="T99"><text:line-break/></text:span><text:span text:style-name="T98"> </text:span><text:span text:style-name="T92">ا</text:span><text:span text:style-name="T93">ڥہ</text:span><text:span text:style-name="T100">ل</text:span><text:span text:style-name="T96"> </text:span><text:span text:style-name="T99"><text:s/></text:span><text:span text:style-name="T92">اڥبتث</text:span></text:p>
      <text:p text:style-name="P15">S+K - <text:s/><text:span text:style-name="T101">ا</text:span><text:span text:style-name="T102">ڥھم <text:s/></text:span><text:span text:style-name="T101">ا</text:span><text:span text:style-name="T102">ڥہ</text:span><text:span text:style-name="T103">ل</text:span></text:p>
      <text:p text:style-name="P16">heh-goal+lam+chotiyeh - <text:s/><text:span text:style-name="T104">ہَلی <text:s text:c="3"/></text:span><text:span text:style-name="T105">سہلی</text:span></text:p>
      <text:p text:style-name="P15"/>
      <text:p text:style-name="P17"><text:span text:style-name="T10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7-18T16:56:04.398392600</dc:date>
    <meta:editing-duration>P2DT20H5M12S</meta:editing-duration>
    <meta:editing-cycles>94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6" meta:word-count="123" meta:character-count="747" meta:non-whitespace-character-count="492"/>
  </office:meta>
</office:document-meta>
</file>